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be0d91" officeooo:paragraph-rsid="00be0d91"/>
    </style:style>
    <style:style style:name="P2" style:family="paragraph" style:parent-style-name="Standard">
      <style:paragraph-properties fo:margin-top="0.0402in" fo:margin-bottom="0.0402in" loext:contextual-spacing="false" fo:text-align="center" style:justify-single-word="false"/>
      <style:text-properties officeooo:rsid="0099336a" officeooo:paragraph-rsid="0099336a"/>
    </style:style>
    <style:style style:name="P3" style:family="paragraph" style:parent-style-name="Standard">
      <style:paragraph-properties fo:margin-top="0.1201in" fo:margin-bottom="0.0598in" loext:contextual-spacing="false" fo:text-align="start" style:justify-single-word="false"/>
      <style:text-properties officeooo:rsid="0099336a" officeooo:paragraph-rsid="0099336a"/>
    </style:style>
    <style:style style:name="P4" style:family="paragraph" style:parent-style-name="Standard">
      <style:paragraph-properties fo:margin-top="0.1201in" fo:margin-bottom="0.0598in" loext:contextual-spacing="false" fo:text-align="start" style:justify-single-word="false"/>
      <style:text-properties officeooo:rsid="00ca9f09" officeooo:paragraph-rsid="00ca9f09"/>
    </style:style>
    <style:style style:name="P5" style:family="paragraph" style:parent-style-name="Standard">
      <style:paragraph-properties fo:margin-top="0.1201in" fo:margin-bottom="0.0598in" loext:contextual-spacing="false" fo:text-align="start" style:justify-single-word="false"/>
      <style:text-properties officeooo:rsid="00ca9f09" officeooo:paragraph-rsid="0108312a"/>
    </style:style>
    <style:style style:name="T1" style:family="text">
      <style:text-properties style:font-name="Liberation Sans" fo:font-size="28pt" fo:font-weight="bold" style:font-name-asian="Noto Sans CJK SC" style:font-size-asian="28pt" style:font-weight-asian="bold" style:font-name-complex="Lohit Devanagari" style:font-size-complex="2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心学新解</text:span></text:p>
      <text:p text:style-name="P2"/>
      <text:p text:style-name="P3">什么是心学！心学就是认识宇宙和生命本质，并以此指导人生，以及构建有文化的社区和国家！</text:p>
      <text:p text:style-name="P3">通过这篇文字我希望你们也能和我一样，有一种顿悟的喜悦！我也相信，这种方式讲解心学是最好最通俗易懂的诠释方法！当你回过头来再读佛经中所说的“若见诸相非相，即见如来”，“我不入地狱谁入地狱”，以及《圣经》所言“人生而有罪”等这些文字时，就能瞬间秒懂了！</text:p>
      <text:p text:style-name="P3">我们大概都听过王阳明及其心学，但鲜有人了解心学及其重要性！究其原因大概是古人的讲述过于抽象！像佛法一样，对悟性有一定要求！也可以理解，因为古代没有现代科学的工具来帮助形象理解！</text:p>
      <text:p text:style-name="P3">心学是集儒学、佛学和道家之大成。要让普罗大众相信心学所言，必须要有UFO的帮忙！此话怎讲？</text:p>
      <text:p text:style-name="P3">因为确信了UFO现象，那宇宙为空（即虚拟）无疑了！</text:p>
      <text:p text:style-name="P3">人类是容易盲目从众，和相信权威的动物。大部分人都容易害怕认知上的离群孤单，害怕被嘲笑，也容易被之激怒失去冷静理性和自信！</text:p>
      <text:p text:style-name="P5">先来一个猴群不问理由的坚信的理想之国的权威报道！为何称为理想之国，我以前也是向往之，因为大家都这么说，所以可能就成了理想的现实！</text:p>
      <text:p text:style-name="P5">2022年上半年，美国国会举办了UFO的听证会，上一次是50多年前。这次听证会，以官方名义证实了一些网上流传的影片是美国军方拍摄到的真实UFO！其现象无法用目前人类的科技解释！而且是明星违背物理学常识！比如其任意轨迹飞行和消失，更不跟空气发生任何作用，也没有声音。这只有唯一一个合理解释：我们这个宇宙是外星人构建的虚拟世界！我们是他们世界中的另一种程序的存在！宇宙外面的世界超出了我们目前人类的认知！就像蚂蚁的智商无法认知我们的世界一样！</text:p>
      <text:p text:style-name="P4">只有宇宙是空，是外星人的虚拟现实的游戏，UFO才能有超越的权限无视这个宇宙的物理规律。我们这个宇宙的物理规律和外面真实世界的物理规律可能完全不一样。我们不应该站在蚂蚁的角度去理解人类世界，同样，我们不应该站在人类智商的角度去认为宇宙就是我们观测到的模样！应该更多地以一种超越蚂蚁的方式去探索。我们人类是一个永远无法明白自己是什么的存在！真相只能无限地接近，无法完全了解！我们不知道自己的源头，但源头的源头可能还有源头。人类有智商，是优点，也是缺点！因为有智商，所以容易被忽悠和操纵！逻辑上多转几个弯，可能就不如猪了，比如经济学教科书上一本正经谈的通货膨胀！钱是衡量价值的直尺，然后通货膨胀告诉我们说，这直尺和男人的那个一样，初一十五不一样长。这不是人类智商的笑话，那是什么？！谁会去商店买这样一个直尺来丈量东西！？我们知道抢劫银行的有罪，唾弃之，却对躲在金融背后的西装革履顶礼膜拜！眼看着钱几十年一点一点贬值，这种一点一点刮肉之微疼不叫疼，而是痔疮痒！青蛙在温水中的热不叫热，而是温火慢炖！</text:p>
      <text:p text:style-name="P4">UFO是外星人给我们纠正认知的信号！我们的认知是认知本身最大的障碍！我们的人生就是一个不断修改认知的过程，并以之为指导去改造世界和生活！用心感悟生活，会收获到不一样的快乐！</text:p>
      <text:p text:style-name="P3"/>
      <text:p text:style-name="P3"><text:soft-page-break/></text:p>
      <text:p text:style-name="P3"/>
      <text:p text:style-name="P3">-----</text:p>
      <text:p text:style-name="P3">我个人的理解。</text:p>
      <text:p text:style-name="P3">道，佛（心），外星人，（死）神，人，平行宇宙，宇宙的维度，克隆人，脑控，三六九，宇宙内的伪随机数据与对应产生的科学。以宇宙之矛攻宇宙之盾。</text:p>
      <text:p text:style-name="P3">科技与文化，当代资本金融体系的局，单极政府！</text:p>
      <text:p text:style-name="P3">文化与经济的神棍坑</text:p>
      <text:p text:style-name="P3">女人是文化的源头，礼学，理学（科技），与心学。</text:p>
      <text:p text:style-name="P3">文化需要科技的战马来保护！中国文化衰败之因，就是金国骑兵战马如重装坦克，刀枪不入！科技掌握在野蛮和邪恶手里，就会摧毁文明！</text:p>
      <text:p text:style-name="P3">VR游戏如何做到逼真。</text:p>
      <text:p text:style-name="P3">大三权分立等烟火人间的七个基本标准。</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22:28:07.203284646</meta:creation-date>
    <meta:generator>LibreOffice/6.4.7.2$Linux_X86_64 LibreOffice_project/40$Build-2</meta:generator>
    <dc:date>2022-11-15T21:21:02.765389195</dc:date>
    <meta:editing-duration>PT13H34M7S</meta:editing-duration>
    <meta:editing-cycles>172</meta:editing-cycles>
    <meta:document-statistic meta:table-count="0" meta:image-count="0" meta:object-count="0" meta:page-count="2" meta:paragraph-count="20" meta:word-count="1406" meta:character-count="1427" meta:non-whitespace-character-count="1427"/>
  </office:meta>
</office:document-meta>
</file>